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6345a" officeooo:paragraph-rsid="0016345a"/>
    </style:style>
    <style:style style:name="P2" style:family="paragraph" style:parent-style-name="Heading_20_1">
      <style:text-properties officeooo:rsid="00182a7a" officeooo:paragraph-rsid="00182a7a"/>
    </style:style>
    <style:style style:name="P3" style:family="paragraph" style:parent-style-name="Heading_20_1">
      <style:text-properties officeooo:rsid="001a3164" officeooo:paragraph-rsid="001a3164"/>
    </style:style>
    <style:style style:name="P4" style:family="paragraph" style:parent-style-name="Heading_20_1">
      <style:text-properties officeooo:rsid="001be52b" officeooo:paragraph-rsid="001be52b"/>
    </style:style>
    <style:style style:name="P5" style:family="paragraph" style:parent-style-name="Heading_20_1">
      <style:text-properties officeooo:rsid="001ddee4" officeooo:paragraph-rsid="001ddee4"/>
    </style:style>
    <style:style style:name="P6" style:family="paragraph" style:parent-style-name="Heading_20_1">
      <style:text-properties officeooo:rsid="002072fe" officeooo:paragraph-rsid="002072fe"/>
    </style:style>
    <style:style style:name="P7" style:family="paragraph" style:parent-style-name="Heading_20_1">
      <style:text-properties officeooo:rsid="00222b20" officeooo:paragraph-rsid="00222b20"/>
    </style:style>
    <style:style style:name="P8" style:family="paragraph" style:parent-style-name="Heading_20_1">
      <style:text-properties officeooo:rsid="00260a4a" officeooo:paragraph-rsid="00260a4a"/>
    </style:style>
    <style:style style:name="P9" style:family="paragraph" style:parent-style-name="Heading_20_1">
      <style:text-properties officeooo:rsid="0029a88d" officeooo:paragraph-rsid="0029a88d"/>
    </style:style>
    <style:style style:name="P10" style:family="paragraph" style:parent-style-name="Standard">
      <style:text-properties officeooo:rsid="0016345a" officeooo:paragraph-rsid="0016345a"/>
    </style:style>
    <style:style style:name="P11" style:family="paragraph" style:parent-style-name="Standard">
      <style:text-properties officeooo:rsid="00176d98" officeooo:paragraph-rsid="00176d98"/>
    </style:style>
    <style:style style:name="P12" style:family="paragraph" style:parent-style-name="Standard">
      <style:text-properties officeooo:rsid="00182a7a" officeooo:paragraph-rsid="00182a7a"/>
    </style:style>
    <style:style style:name="P13" style:family="paragraph" style:parent-style-name="Standard">
      <style:text-properties officeooo:rsid="0019818c" officeooo:paragraph-rsid="0019818c"/>
    </style:style>
    <style:style style:name="P14" style:family="paragraph" style:parent-style-name="Standard">
      <style:text-properties officeooo:rsid="001a3164" officeooo:paragraph-rsid="001a3164"/>
    </style:style>
    <style:style style:name="P15" style:family="paragraph" style:parent-style-name="Standard">
      <style:text-properties officeooo:rsid="001be52b" officeooo:paragraph-rsid="001be52b"/>
    </style:style>
    <style:style style:name="P16" style:family="paragraph" style:parent-style-name="Standard">
      <style:text-properties officeooo:rsid="001c0c79" officeooo:paragraph-rsid="001c0c79"/>
    </style:style>
    <style:style style:name="P17" style:family="paragraph" style:parent-style-name="Standard">
      <style:text-properties officeooo:rsid="001d9ab1" officeooo:paragraph-rsid="001d9ab1"/>
    </style:style>
    <style:style style:name="P18" style:family="paragraph" style:parent-style-name="Standard">
      <style:text-properties officeooo:rsid="001ddee4" officeooo:paragraph-rsid="001ddee4"/>
    </style:style>
    <style:style style:name="P19" style:family="paragraph" style:parent-style-name="Standard">
      <style:text-properties officeooo:rsid="001e7f5f" officeooo:paragraph-rsid="001e7f5f"/>
    </style:style>
    <style:style style:name="P20" style:family="paragraph" style:parent-style-name="Standard">
      <style:text-properties officeooo:rsid="002072fe" officeooo:paragraph-rsid="002072fe"/>
    </style:style>
    <style:style style:name="P21" style:family="paragraph" style:parent-style-name="Standard">
      <style:text-properties officeooo:rsid="0020e877" officeooo:paragraph-rsid="0020e877"/>
    </style:style>
    <style:style style:name="P22" style:family="paragraph" style:parent-style-name="Standard">
      <style:text-properties officeooo:rsid="0021e39a" officeooo:paragraph-rsid="0021e39a"/>
    </style:style>
    <style:style style:name="P23" style:family="paragraph" style:parent-style-name="Standard">
      <style:text-properties officeooo:rsid="00222b20" officeooo:paragraph-rsid="00222b20"/>
    </style:style>
    <style:style style:name="P24" style:family="paragraph" style:parent-style-name="Standard">
      <style:text-properties officeooo:rsid="0023ce34" officeooo:paragraph-rsid="0023ce34"/>
    </style:style>
    <style:style style:name="P25" style:family="paragraph" style:parent-style-name="Standard">
      <style:text-properties officeooo:rsid="0024d9e5" officeooo:paragraph-rsid="0024d9e5"/>
    </style:style>
    <style:style style:name="P26" style:family="paragraph" style:parent-style-name="Standard">
      <style:text-properties officeooo:rsid="00260a4a" officeooo:paragraph-rsid="00260a4a"/>
    </style:style>
    <style:style style:name="P27" style:family="paragraph" style:parent-style-name="Standard">
      <style:text-properties officeooo:rsid="00275586" officeooo:paragraph-rsid="00275586"/>
    </style:style>
    <style:style style:name="P28" style:family="paragraph" style:parent-style-name="Standard">
      <style:text-properties officeooo:rsid="0027dcb5" officeooo:paragraph-rsid="0027dcb5"/>
    </style:style>
    <style:style style:name="P29" style:family="paragraph" style:parent-style-name="Standard">
      <style:text-properties officeooo:rsid="0029a88d" officeooo:paragraph-rsid="0029a88d"/>
    </style:style>
    <style:style style:name="P30" style:family="paragraph" style:parent-style-name="Standard">
      <style:text-properties officeooo:rsid="002b63e1" officeooo:paragraph-rsid="002b63e1"/>
    </style:style>
    <style:style style:name="P31" style:family="paragraph" style:parent-style-name="Standard">
      <style:text-properties officeooo:rsid="002c69ab" officeooo:paragraph-rsid="002c69ab"/>
    </style:style>
    <style:style style:name="P32" style:family="paragraph" style:parent-style-name="Standard">
      <style:paragraph-properties fo:break-before="page"/>
      <style:text-properties officeooo:rsid="00222b20" officeooo:paragraph-rsid="00222b20"/>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
      <style:paragraph-properties fo:margin-top="0cm" fo:margin-bottom="0cm" loext:contextual-spacing="false"/>
    </style:style>
    <style:style style:name="P43" style:family="paragraph" style:parent-style-name="Text_20_body" style:list-style-name="L2">
      <style:paragraph-properties fo:margin-top="0cm" fo:margin-bottom="0cm" loext:contextual-spacing="false"/>
    </style:style>
    <style:style style:name="P44" style:family="paragraph" style:parent-style-name="Text_20_body" style:list-style-name="L3">
      <style:paragraph-properties fo:margin-top="0cm" fo:margin-bottom="0cm" loext:contextual-spacing="false"/>
    </style:style>
    <style:style style:name="P45" style:family="paragraph" style:parent-style-name="Text_20_body" style:list-style-name="L4">
      <style:paragraph-properties fo:margin-top="0cm" fo:margin-bottom="0cm" loext:contextual-spacing="false"/>
    </style:style>
    <style:style style:name="P46" style:family="paragraph" style:parent-style-name="Text_20_body" style:list-style-name="L5">
      <style:paragraph-properties fo:margin-top="0cm" fo:margin-bottom="0cm" loext:contextual-spacing="false"/>
    </style:style>
    <style:style style:name="P47" style:family="paragraph" style:parent-style-name="Text_20_body" style:list-style-name="L6">
      <style:paragraph-properties fo:margin-top="0cm" fo:margin-bottom="0cm" loext:contextual-spacing="false"/>
    </style:style>
    <style:style style:name="P48" style:family="paragraph" style:parent-style-name="Text_20_body" style:list-style-name="L7">
      <style:paragraph-properties fo:margin-top="0cm" fo:margin-bottom="0cm" loext:contextual-spacing="false"/>
    </style:style>
    <style:style style:name="P49" style:family="paragraph" style:parent-style-name="Text_20_body" style:list-style-name="L8">
      <style:paragraph-properties fo:margin-top="0cm" fo:margin-bottom="0cm" loext:contextual-spacing="false"/>
    </style:style>
    <style:style style:name="P50" style:family="paragraph" style:parent-style-name="Text_20_body" style:list-style-name="L9">
      <style:paragraph-properties fo:margin-top="0cm" fo:margin-bottom="0cm" loext:contextual-spacing="false"/>
    </style:style>
    <style:style style:name="T1" style:family="text">
      <style:text-properties officeooo:rsid="0016345a"/>
    </style:style>
    <style:style style:name="T2" style:family="text">
      <style:text-properties style:font-name="STIXGeneral"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SUPERVISED LEARNING_4</text:span></text:p>
      <text:p text:style-name="Standard"><text:tab/><text:tab/><text:tab/></text:p>
      <text:p text:style-name="P10"><text:tab/><text:tab/><text:tab/><text:tab/>PREPROCESSING AND PIPELINING</text:p>
      <text:p text:style-name="P10"/>
      <text:h text:style-name="P1" text:outline-level="1">Exploring categorical features</text:h>
      <text:p text:style-name="Text_20_body">The Gapminder dataset that you worked with in previous chapters also contained a categorical <text:span text:style-name="Source_20_Text">'Region'</text:span> feature, which we dropped in previous exercises since you did not have the tools to deal with it. Now however, you do, so we have added it back in! </text:p>
      <text:p text:style-name="Text_20_body">Your job in this exercise is to explore this feature. Boxplots are particularly useful for visualizing categorical features such as this.</text:p>
      <text:h text:style-name="Heading_20_5" text:outline-level="5">Instructions</text:h>
      <text:p text:style-name="Text_20_body">100xp</text:p>
      <text:list xml:id="list3648967667413203878" text:style-name="L1">
        <text:list-item>
          <text:p text:style-name="P42">Import <text:span text:style-name="Source_20_Text">pandas</text:span> as <text:span text:style-name="Source_20_Text">pd</text:span>. </text:p>
        </text:list-item>
        <text:list-item>
          <text:p text:style-name="P42">Read the CSV file <text:span text:style-name="Source_20_Text">'gapminder.csv'</text:span> into a DataFrame called <text:span text:style-name="Source_20_Text">df</text:span>. </text:p>
        </text:list-item>
        <text:list-item>
          <text:p text:style-name="P33">Use pandas to create a boxplot showing the variation of life expectancy (<text:span text:style-name="Source_20_Text">'life'</text:span>) by region (<text:span text:style-name="Source_20_Text">'Region'</text:span>). To do so, pass the column names in to <text:span text:style-name="Source_20_Text">df.boxplot()</text:span> (in that order). </text:p>
        </text:list-item>
      </text:list>
      <text:p text:style-name="P11">SOLUTION:</text:p>
      <text:p text:style-name="P11"># Import pandas</text:p>
      <text:p text:style-name="P11">import pandas as pd</text:p>
      <text:p text:style-name="P11"/>
      <text:p text:style-name="P11"># Read 'gapminder.csv' into a DataFrame: df</text:p>
      <text:p text:style-name="P11">df = pd.read_csv('gapminder.csv')</text:p>
      <text:p text:style-name="P11"/>
      <text:p text:style-name="P11"># Create a boxplot of life expectancy per region</text:p>
      <text:p text:style-name="P11">df.boxplot('life', 'Region', rot=60)</text:p>
      <text:p text:style-name="P11"/>
      <text:p text:style-name="P11"># Show the plot</text:p>
      <text:p text:style-name="P11">plt.show()</text:p>
      <text:p text:style-name="P11"/>
      <text:p text:style-name="P12">&gt;&gt;</text:p>
      <text:h text:style-name="P2" text:outline-level="1">Creating dummy variables</text:h>
      <text:p text:style-name="Text_20_body">As Andy discussed in the video, scikit-learn does not accept non-numerical features. You saw in the previous exercise that the <text:span text:style-name="Source_20_Text">'Region'</text:span> feature contains very useful information that can predict life expectancy. For example, Sub-Saharan Africa has a lower life expectancy compared to Europe and Central Asia. Therefore, if you are trying to predict life expectancy, it would be preferable to retain the <text:span text:style-name="Source_20_Text">'Region'</text:span> feature. To do this, you need to binarize it by creating dummy variables, which is what you will do in this exercise.</text:p>
      <text:h text:style-name="Heading_20_5" text:outline-level="5">Instructions</text:h>
      <text:p text:style-name="Text_20_body">100xp</text:p>
      <text:h text:style-name="Heading_20_5" text:outline-level="5"><text:soft-page-break/>Instructions</text:h>
      <text:p text:style-name="Text_20_body">100xp</text:p>
      <text:list xml:id="list4457026826558824277" text:style-name="L2">
        <text:list-item>
          <text:p text:style-name="P43">Use the pandas <text:span text:style-name="Source_20_Text">get_dummies()</text:span> function to create dummy variables from the <text:span text:style-name="Source_20_Text">df</text:span> DataFrame. Store the result as <text:span text:style-name="Source_20_Text">df_region</text:span>. </text:p>
        </text:list-item>
        <text:list-item>
          <text:p text:style-name="P43">Print the columns of <text:span text:style-name="Source_20_Text">df_region</text:span>. This has been done for you. </text:p>
        </text:list-item>
        <text:list-item>
          <text:p text:style-name="P43">Use the <text:span text:style-name="Source_20_Text">get_dummies()</text:span> function again, this time specifying <text:span text:style-name="Source_20_Text">drop_first=True</text:span> to drop the unneeded dummy variable (in this case, <text:span text:style-name="Source_20_Text">'Region_America'</text:span>). </text:p>
        </text:list-item>
        <text:list-item>
          <text:p text:style-name="P34">Hit 'Submit Answer to print the new columns of <text:span text:style-name="Source_20_Text">df_region</text:span> and take note of how one column was dropped! </text:p>
        </text:list-item>
      </text:list>
      <text:p text:style-name="P12">SOLUTION:</text:p>
      <text:p text:style-name="P13"># Create dummy variables: df_region</text:p>
      <text:p text:style-name="P13">df_region = pd.get_dummies(df)</text:p>
      <text:p text:style-name="P13"/>
      <text:p text:style-name="P13"># Print the columns of df_region</text:p>
      <text:p text:style-name="P13">print(df_region.columns)</text:p>
      <text:p text:style-name="P13"/>
      <text:p text:style-name="P13"># Create dummy variables with drop_first=True: df_region</text:p>
      <text:p text:style-name="P13">df_region = pd.get_dummies(df, drop_first=True )</text:p>
      <text:p text:style-name="P13"/>
      <text:p text:style-name="P13"># Print the new columns of df_region</text:p>
      <text:p text:style-name="P13">print(df_region.columns)</text:p>
      <text:p text:style-name="P13"/>
      <text:p text:style-name="P14">&gt;&gt;</text:p>
      <text:h text:style-name="P3" text:outline-level="1">Regression with categorical features</text:h>
      <text:p text:style-name="Text_20_body">Having created the dummy variables from the <text:span text:style-name="Source_20_Text">'Region'</text:span> feature, you can build regression models as you did before. Here, you'll use ridge regression to perform 5-fold cross-validation.</text:p>
      <text:p text:style-name="Text_20_body">The feature array <text:span text:style-name="Source_20_Text">X</text:span> and target variable array <text:span text:style-name="Source_20_Text">y</text:span> have been pre-loaded.</text:p>
      <text:h text:style-name="Heading_20_5" text:outline-level="5">Instructions</text:h>
      <text:p text:style-name="Text_20_body">100xp</text:p>
      <text:list xml:id="list847175979702571300" text:style-name="L3">
        <text:list-item>
          <text:p text:style-name="P44">Import <text:span text:style-name="Source_20_Text">Ridge</text:span> from <text:span text:style-name="Source_20_Text">sklearn.linear_model</text:span> and <text:span text:style-name="Source_20_Text">cross_val_score</text:span> from <text:span text:style-name="Source_20_Text">sklearn.model_selection</text:span>. </text:p>
        </text:list-item>
        <text:list-item>
          <text:p text:style-name="P44">Instantiate a ridge regressor called <text:span text:style-name="Source_20_Text">ridge</text:span> with <text:span text:style-name="Source_20_Text">alpha=0.5</text:span> and <text:span text:style-name="Source_20_Text">normalize=True</text:span>. </text:p>
        </text:list-item>
        <text:list-item>
          <text:p text:style-name="P44">Perform 5-fold cross-validation on <text:span text:style-name="Source_20_Text">X</text:span> and <text:span text:style-name="Source_20_Text">y</text:span> using the <text:span text:style-name="Source_20_Text">cross_val_score()</text:span> function. </text:p>
        </text:list-item>
        <text:list-item>
          <text:p text:style-name="P35">Print the cross-validated scores. </text:p>
        </text:list-item>
      </text:list>
      <text:p text:style-name="P14">SOLUTION:</text:p>
      <text:p text:style-name="P14"># Import necessary modules</text:p>
      <text:p text:style-name="P14">from sklearn.linear_model import Ridge</text:p>
      <text:p text:style-name="P14">from sklearn.model_selection import cross_val_score</text:p>
      <text:p text:style-name="P14"/>
      <text:p text:style-name="P14"># Instantiate a ridge regressor: ridge</text:p>
      <text:p text:style-name="P14">ridge = Ridge(alpha=0.5, normalize=True)</text:p>
      <text:p text:style-name="P14"/>
      <text:p text:style-name="P14"><text:soft-page-break/># Perform 5-fold cross-validation: ridge_cv</text:p>
      <text:p text:style-name="P14">ridge_cv = cross_val_score(ridge, X, y, cv=5)</text:p>
      <text:p text:style-name="P14"/>
      <text:p text:style-name="P14"># Print the cross-validated scores</text:p>
      <text:p text:style-name="P14">print(ridge_cv)</text:p>
      <text:p text:style-name="P14"/>
      <text:p text:style-name="P15">&gt;&gt;</text:p>
      <text:h text:style-name="P4" text:outline-level="1">Dropping missing data</text:h>
      <text:p text:style-name="Text_20_body">The voting dataset from Chapter 1 contained a bunch of missing values that we dealt with for you behind the scenes. Now, it's time for you to take care of these yourself!</text:p>
      <text:p text:style-name="Text_20_body">The unprocessed dataset has been loaded into a DataFrame <text:span text:style-name="Source_20_Text">df</text:span>. Explore it in the IPython Shell with the <text:span text:style-name="Source_20_Text">.head()</text:span> method. You will see that there are certain data points labeled with a <text:span text:style-name="Source_20_Text">'?'</text:span>. These denote missing values. As you saw in the video, different datasets encode missing values in different ways. Sometimes it may be a <text:span text:style-name="Source_20_Text">'9999'</text:span>, other times a <text:span text:style-name="Source_20_Text">0</text:span> - real-world data can be very messy! If you're lucky, the missing values will already be encoded as <text:span text:style-name="Source_20_Text">NaN</text:span>. We use <text:span text:style-name="Source_20_Text">NaN</text:span> because it is an efficient and simplified way of internally representing missing data, and it lets us take advantage of pandas methods such as <text:span text:style-name="Source_20_Text">.dropna()</text:span> and <text:span text:style-name="Source_20_Text">.fillna()</text:span>, as well as scikit-learn's Imputation transformer <text:span text:style-name="Source_20_Text">Imputer()</text:span>.</text:p>
      <text:p text:style-name="Text_20_body">In this exercise, your job is to convert the <text:span text:style-name="Source_20_Text">'?'</text:span>s to NaNs, and then drop the rows that contain them from the DataFrame.</text:p>
      <text:h text:style-name="Heading_20_5" text:outline-level="5">Instructions</text:h>
      <text:p text:style-name="Text_20_body">100xp</text:p>
      <text:h text:style-name="Heading_20_5" text:outline-level="5">Instructions</text:h>
      <text:p text:style-name="Text_20_body">100xp</text:p>
      <text:list xml:id="list3853801675120139669" text:style-name="L4">
        <text:list-item>
          <text:p text:style-name="P45">Explore the DataFrame <text:span text:style-name="Source_20_Text">df</text:span> in the IPython Shell. Notice how the missing value is represented. </text:p>
        </text:list-item>
        <text:list-item>
          <text:p text:style-name="P45">Convert all <text:span text:style-name="Source_20_Text">'?'</text:span> data points to <text:span text:style-name="Source_20_Text">np.nan</text:span>. </text:p>
        </text:list-item>
        <text:list-item>
          <text:p text:style-name="P45">Count the total number of NaNs using the <text:span text:style-name="Source_20_Text">.isnull()</text:span> and <text:span text:style-name="Source_20_Text">.sum()</text:span> methods. This has been done for you. </text:p>
        </text:list-item>
        <text:list-item>
          <text:p text:style-name="P45">Drop the rows with missing values from <text:span text:style-name="Source_20_Text">df</text:span> using <text:span text:style-name="Source_20_Text">.dropna()</text:span>. </text:p>
        </text:list-item>
        <text:list-item>
          <text:p text:style-name="P36">Hit 'Submit Answer' to see how many rows were lost by dropping the missing values. </text:p>
        </text:list-item>
      </text:list>
      <text:p text:style-name="P16">SOLUTION:</text:p>
      <text:p text:style-name="P17"># Convert '?' to NaN</text:p>
      <text:p text:style-name="P17">df[df == '?'] = np.nan</text:p>
      <text:p text:style-name="P17"/>
      <text:p text:style-name="P17"># Print the number of NaNs</text:p>
      <text:p text:style-name="P17">print(df.isnull().sum())</text:p>
      <text:p text:style-name="P17"/>
      <text:p text:style-name="P17"># Print shape of original DataFrame</text:p>
      <text:p text:style-name="P17">print("Shape of Original DataFrame: {}".format(df.shape))</text:p>
      <text:p text:style-name="P17"/>
      <text:p text:style-name="P17"><text:soft-page-break/># Drop missing values and print shape of new DataFrame</text:p>
      <text:p text:style-name="P17">df = df.dropna()</text:p>
      <text:p text:style-name="P17"/>
      <text:p text:style-name="P17"># Print shape of new DataFrame</text:p>
      <text:p text:style-name="P17">print("Shape of DataFrame After Dropping All Rows with Missing Values: {}".format(df.shape))</text:p>
      <text:p text:style-name="P17"/>
      <text:p text:style-name="P18">&gt;&gt;</text:p>
      <text:h text:style-name="P5" text:outline-level="1">mputing missing data in a ML Pipeline I</text:h>
      <text:p text:style-name="Text_20_body">As you've come to appreciate, there are many steps to building a model, from creating training and test sets, to fitting a classifier or regressor, to tuning its parameters, to evaluating its performance on new data. Imputation can be seen as the first step of this machine learning process, the entirety of which can be viewed within the context of a pipeline. Scikit-learn provides a pipeline constructor that allows you to piece together these steps into one process and thereby simplify your workflow. </text:p>
      <text:p text:style-name="Text_20_body">You'll now practice setting up a pipeline with two steps: the imputation step, followed by the instantiation of a classifier. You've seen three classifiers in this course so far: k-NN, logistic regression, and the decision tree. You will now be introduced to a fourth one - the Support Vector Machine, or <text:a xlink:type="simple" xlink:href="http://scikit-learn.org/stable/modules/svm.html" office:target-frame-name="_blank" xlink:show="new" text:style-name="Internet_20_link" text:visited-style-name="Visited_20_Internet_20_Link">SVM</text:a>. For now, do not worry about how it works under the hood. It works exactly as you would expect of the scikit-learn estimators that you have worked with previously, in that it has the same <text:span text:style-name="Source_20_Text">.fit()</text:span> and <text:span text:style-name="Source_20_Text">.predict()</text:span> methods as before.</text:p>
      <text:h text:style-name="Heading_20_5" text:outline-level="5">Instructions</text:h>
      <text:p text:style-name="Text_20_body">100xp</text:p>
      <text:h text:style-name="Heading_20_5" text:outline-level="5">Instructions</text:h>
      <text:p text:style-name="Text_20_body">100xp</text:p>
      <text:list xml:id="list7109269488803095100" text:style-name="L5">
        <text:list-item>
          <text:p text:style-name="P46">Import <text:span text:style-name="Source_20_Text">Imputer</text:span> from <text:span text:style-name="Source_20_Text">sklearn.preprocessing</text:span> and <text:span text:style-name="Source_20_Text">SVC</text:span> from <text:span text:style-name="Source_20_Text">sklearn.svm</text:span>. SVC stands for Support Vector Classification, which is a type of SVM. </text:p>
        </text:list-item>
        <text:list-item>
          <text:p text:style-name="P46">Setup the Imputation transformer to impute missing data (represented as <text:span text:style-name="Source_20_Text">'NaN'</text:span>) with the <text:span text:style-name="Source_20_Text">'most_frequent'</text:span> value in the column (<text:span text:style-name="Source_20_Text">axis=0</text:span>). </text:p>
        </text:list-item>
        <text:list-item>
          <text:p text:style-name="P46">Instantiate a <text:span text:style-name="Source_20_Text">SVC</text:span> classifier. Store the result in <text:span text:style-name="Source_20_Text">clf</text:span>. </text:p>
        </text:list-item>
        <text:list-item>
          <text:p text:style-name="P46">Create the steps of the pipeline by creating a list of tuples:</text:p>
          <text:list>
            <text:list-item>
              <text:p text:style-name="P46">The first tuple should consist of the imputation step, using <text:span text:style-name="Source_20_Text">imp</text:span>. </text:p>
            </text:list-item>
            <text:list-item>
              <text:p text:style-name="P37">The second should consist of the classifier.</text:p>
            </text:list-item>
          </text:list>
        </text:list-item>
      </text:list>
      <text:p text:style-name="P18">SOLUTION:</text:p>
      <text:p text:style-name="P19"># Import the Imputer module</text:p>
      <text:p text:style-name="P19">from sklearn.preprocessing import Imputer</text:p>
      <text:p text:style-name="P19">from sklearn.svm import SVC</text:p>
      <text:p text:style-name="P19"/>
      <text:p text:style-name="P19"># Setup the Imputation transformer: imp</text:p>
      <text:p text:style-name="P19">imp = Imputer(missing_values='NaN', strategy='most_frequent', axis=0)</text:p>
      <text:p text:style-name="P19"/>
      <text:p text:style-name="P19"># Instantiate the SVC classifier: clf</text:p>
      <text:p text:style-name="P19">clf = SVC()</text:p>
      <text:p text:style-name="P19"/>
      <text:p text:style-name="P19"><text:soft-page-break/># Setup the pipeline with the required steps: steps</text:p>
      <text:p text:style-name="P19">steps = [('imputation', imp),</text:p>
      <text:p text:style-name="P19"><text:s text:c="8"/>('SVM', clf)]</text:p>
      <text:p text:style-name="P19"/>
      <text:p text:style-name="P20">&gt;&gt;</text:p>
      <text:h text:style-name="P6" text:outline-level="1">Imputing missing data in a ML Pipeline II</text:h>
      <text:p text:style-name="Text_20_body">Having setup the steps of the pipeline in the previous exercise, you will now use it on the voting dataset to classify a Congressman's party affiliation. What makes pipelines so incredibly useful is the simple interface that they provide. You can use the <text:span text:style-name="Source_20_Text">.fit()</text:span> and <text:span text:style-name="Source_20_Text">.predict()</text:span> methods on pipelines just as you did with your classifiers and regressors! </text:p>
      <text:p text:style-name="Text_20_body">Practice this for yourself now and generate a classification report of your predictions. The steps of the pipeline have been set up for you, and the feature array <text:span text:style-name="Source_20_Text">X</text:span> and target variable array <text:span text:style-name="Source_20_Text">y</text:span> have been pre-loaded. Additionally, <text:span text:style-name="Source_20_Text">train_test_split</text:span> and <text:span text:style-name="Source_20_Text">classification_report</text:span> have been imported from <text:span text:style-name="Source_20_Text">sklearn.model_selection</text:span> and <text:span text:style-name="Source_20_Text">sklearn.metrics</text:span> respectively.</text:p>
      <text:h text:style-name="Heading_20_5" text:outline-level="5">Instructions</text:h>
      <text:p text:style-name="Text_20_body">100xp</text:p>
      <text:list xml:id="list7866225331557294651" text:style-name="L6">
        <text:list-item>
          <text:p text:style-name="P47">Import the following modules:</text:p>
          <text:list>
            <text:list-item>
              <text:p text:style-name="P47"><text:span text:style-name="Source_20_Text">Imputer</text:span> from <text:span text:style-name="Source_20_Text">sklearn.preprocessing</text:span> and <text:span text:style-name="Source_20_Text">Pipeline</text:span> from <text:span text:style-name="Source_20_Text">sklearn.pipeline</text:span>. </text:p>
            </text:list-item>
            <text:list-item>
              <text:p text:style-name="P47"><text:span text:style-name="Source_20_Text">SVC</text:span> from <text:span text:style-name="Source_20_Text">sklearn.svm</text:span>.</text:p>
            </text:list-item>
          </text:list>
        </text:list-item>
        <text:list-item>
          <text:p text:style-name="P47">Create the pipeline using <text:span text:style-name="Source_20_Text">Pipeline()</text:span> and <text:span text:style-name="Source_20_Text">steps</text:span>. </text:p>
        </text:list-item>
        <text:list-item>
          <text:p text:style-name="P47">Create training and test sets. Use 30% of the data for testing and a random state of <text:span text:style-name="Source_20_Text">42</text:span>. </text:p>
        </text:list-item>
        <text:list-item>
          <text:p text:style-name="P47">Fit the pipeline to the training set and predict the labels of the test set. </text:p>
        </text:list-item>
        <text:list-item>
          <text:p text:style-name="P38">Compute the classification report. </text:p>
        </text:list-item>
      </text:list>
      <text:p text:style-name="P21">SOLUTION:</text:p>
      <text:p text:style-name="P22"># Import necessary modules</text:p>
      <text:p text:style-name="P22">from sklearn.preprocessing import Imputer</text:p>
      <text:p text:style-name="P22">from sklearn.pipeline import Pipeline</text:p>
      <text:p text:style-name="P22">from sklearn.svm import SVC</text:p>
      <text:p text:style-name="P22"/>
      <text:p text:style-name="P22"># Setup the pipeline steps: steps</text:p>
      <text:p text:style-name="P22">steps = [('imputation', Imputer(missing_values='NaN', strategy='most_frequent', axis=0)),</text:p>
      <text:p text:style-name="P22"><text:s text:c="8"/>('SVM', SVC())]</text:p>
      <text:p text:style-name="P22"/>
      <text:p text:style-name="P22"># Create the pipeline: pipeline</text:p>
      <text:p text:style-name="P22">pipeline = Pipeline(steps)</text:p>
      <text:p text:style-name="P22"/>
      <text:p text:style-name="P22"># Create training and test sets</text:p>
      <text:p text:style-name="P22">X_train, X_test, y_train, y_test = train_test_split(X, y , test_size=0.3, random_state=42)</text:p>
      <text:p text:style-name="P22"/>
      <text:p text:style-name="P22"># Fit the pipeline to the train set</text:p>
      <text:p text:style-name="P22">pipeline.fit(X_train, y_train)</text:p>
      <text:p text:style-name="P22"/>
      <text:p text:style-name="P22"><text:soft-page-break/># Predict the labels of the test set</text:p>
      <text:p text:style-name="P22">y_pred = pipeline.predict(X_test)</text:p>
      <text:p text:style-name="P22"/>
      <text:p text:style-name="P22"># Compute metrics</text:p>
      <text:p text:style-name="P22">print(classification_report(y_test, y_pred))</text:p>
      <text:p text:style-name="P22"/>
      <text:p text:style-name="P23">&gt;&gt;</text:p>
      <text:h text:style-name="P7" text:outline-level="1">Centering and scaling your data</text:h>
      <text:p text:style-name="Text_20_body">In the video, Hugo demonstrated how significantly the performance of a model can improve if the features are scaled. Note that this is not always the case: In the Congressional voting records dataset, for example, all of the features are binary. In such a situation, scaling will have minimal impact.</text:p>
      <text:p text:style-name="Text_20_body">You will now explore scaling for yourself on a new dataset - <text:a xlink:type="simple" xlink:href="https://archive.ics.uci.edu/ml/datasets/Wine+Quality" office:target-frame-name="_blank" xlink:show="new" text:style-name="Internet_20_link" text:visited-style-name="Visited_20_Internet_20_Link">White Wine Quality</text:a>! Hugo used the Red Wine Quality dataset in the video. We have used the <text:span text:style-name="Source_20_Text">'quality'</text:span> feature of the wine to create a binary target variable: If <text:span text:style-name="Source_20_Text">'quality'</text:span> is less than <text:span text:style-name="Source_20_Text">5</text:span>, the target variable is <text:span text:style-name="Source_20_Text">1</text:span>, and otherwise, it is <text:span text:style-name="Source_20_Text">0</text:span>.</text:p>
      <text:p text:style-name="Text_20_body">The DataFrame has been pre-loaded as <text:span text:style-name="Source_20_Text">df</text:span>, along with the feature and target variable arrays <text:span text:style-name="Source_20_Text">X</text:span> and <text:span text:style-name="Source_20_Text">y</text:span>. Explore it in the IPython Shell. Notice how some features seem to have different units of measurement. <text:span text:style-name="Source_20_Text">'density'</text:span>, for instance, only takes values between 0 and 1, while <text:span text:style-name="Source_20_Text">'total sulfur dioxide'</text:span> has a maximum value of 289. As a result, it may be worth scaling the features here. Your job in this exercise is to scale the features and compute the mean and standard deviation of the unscaled features compared to the scaled features.</text:p>
      <text:h text:style-name="Heading_20_5" text:outline-level="5">Instructions</text:h>
      <text:p text:style-name="Text_20_body">100xp</text:p>
      <text:h text:style-name="Heading_20_5" text:outline-level="5">Instructions</text:h>
      <text:p text:style-name="Text_20_body">100xp</text:p>
      <text:list xml:id="list3291499578368778132" text:style-name="L7">
        <text:list-item>
          <text:p text:style-name="P48">Import <text:span text:style-name="Source_20_Text">scale</text:span> from <text:span text:style-name="Source_20_Text">sklearn.preprocessing</text:span>. </text:p>
        </text:list-item>
        <text:list-item>
          <text:p text:style-name="P48">Scale the features <text:span text:style-name="Source_20_Text">X</text:span> using <text:span text:style-name="Source_20_Text">scale()</text:span>. </text:p>
        </text:list-item>
        <text:list-item>
          <text:p text:style-name="P39">Print the mean and standard deviation of the unscaled features <text:span text:style-name="Source_20_Text">X</text:span>, and then the scaled features <text:span text:style-name="Source_20_Text">X_scaled</text:span>. Use the numpy functions <text:span text:style-name="Source_20_Text">np.mean()</text:span> and <text:span text:style-name="Source_20_Text">np.std()</text:span> to compute the mean and standard deviations. </text:p>
        </text:list-item>
      </text:list>
      <text:p text:style-name="P24">SOLUTION:</text:p>
      <text:p text:style-name="P25"># Import scale</text:p>
      <text:p text:style-name="P25">from sklearn.preprocessing import scale</text:p>
      <text:p text:style-name="P25"/>
      <text:p text:style-name="P25"># Scale the features: X_scaled</text:p>
      <text:p text:style-name="P25">X_scaled = scale(X)</text:p>
      <text:p text:style-name="P25"/>
      <text:p text:style-name="P25"># Print the mean and standard deviation of the unscaled features</text:p>
      <text:p text:style-name="P25">print("Mean of Unscaled Features: {}".format(np.mean(X))) </text:p>
      <text:p text:style-name="P25">print("Standard Deviation of Unscaled Features: {}".format(np.std(X)))</text:p>
      <text:p text:style-name="P25"><text:soft-page-break/></text:p>
      <text:p text:style-name="P25"># Print the mean and standard deviation of the scaled features</text:p>
      <text:p text:style-name="P25">print("Mean of Scaled Features: {}".format(np.mean(X_scaled))) </text:p>
      <text:p text:style-name="P25">print("Standard Deviation of Scaled Features: {}".format(np.std(X_scaled)))</text:p>
      <text:p text:style-name="P23"/>
      <text:p text:style-name="P23"/>
      <text:p text:style-name="P23"/>
      <text:p text:style-name="P26">&gt;&gt;</text:p>
      <text:h text:style-name="P8" text:outline-level="1">Centering and scaling in a pipeline</text:h>
      <text:p text:style-name="Text_20_body">With regard to whether or not scaling is effective, the proof is in the pudding! See for yourself whether or not scaling the features of the White Wine Quality dataset has any impact on its performance. You will use a k-NN classifier as part of a pipeline that includes scaling, and for the purposes of comparison, a k-NN classifier trained on the unscaled data has been provided. </text:p>
      <text:p text:style-name="Text_20_body">The feature array and target variable array have been pre-loaded as <text:span text:style-name="Source_20_Text">X</text:span> and <text:span text:style-name="Source_20_Text">y</text:span>. Additionally, <text:span text:style-name="Source_20_Text">KNeighborsClassifier</text:span> and <text:span text:style-name="Source_20_Text">train_test_split</text:span> have been imported from <text:span text:style-name="Source_20_Text">sklearn.neighbors</text:span> and <text:span text:style-name="Source_20_Text">sklearn.model_selection</text:span>, respectively.</text:p>
      <text:h text:style-name="Heading_20_5" text:outline-level="5">Instructions</text:h>
      <text:p text:style-name="Text_20_body">100xp</text:p>
      <text:list xml:id="list9049377046219743831" text:style-name="L8">
        <text:list-item>
          <text:p text:style-name="P49">Import the following modules:</text:p>
          <text:list>
            <text:list-item>
              <text:p text:style-name="P49"><text:span text:style-name="Source_20_Text">StandardScaler</text:span> from <text:span text:style-name="Source_20_Text">sklearn.preprocessing</text:span>. </text:p>
            </text:list-item>
            <text:list-item>
              <text:p text:style-name="P49"><text:span text:style-name="Source_20_Text">Pipeline</text:span> from <text:span text:style-name="Source_20_Text">sklearn.pipeline</text:span>.</text:p>
            </text:list-item>
          </text:list>
        </text:list-item>
        <text:list-item>
          <text:p text:style-name="P49">Complete the steps of the pipeline with <text:span text:style-name="Source_20_Text">StandardScaler()</text:span> for <text:span text:style-name="Source_20_Text">'scaler'</text:span> and <text:span text:style-name="Source_20_Text">KNeighborsClassifier()</text:span> for <text:span text:style-name="Source_20_Text">'knn'</text:span>. </text:p>
        </text:list-item>
        <text:list-item>
          <text:p text:style-name="P49">Create the pipeline using <text:span text:style-name="Source_20_Text">Pipeline()</text:span> and <text:span text:style-name="Source_20_Text">steps</text:span>. </text:p>
        </text:list-item>
        <text:list-item>
          <text:p text:style-name="P49">Create training and test sets, with 30% used for testing. Use a random state of <text:span text:style-name="Source_20_Text">42</text:span>. </text:p>
        </text:list-item>
        <text:list-item>
          <text:p text:style-name="P49">Fit the pipeline to the training set. </text:p>
        </text:list-item>
        <text:list-item>
          <text:p text:style-name="P40">Compute the accuracy scores of the scaled and unscaled models by using the <text:span text:style-name="Source_20_Text">.score()</text:span> method inside the provided <text:span text:style-name="Source_20_Text">print()</text:span> functions. </text:p>
        </text:list-item>
      </text:list>
      <text:p text:style-name="P27">SOLUTION:</text:p>
      <text:p text:style-name="P28"># Import the necessary modules</text:p>
      <text:p text:style-name="P28">from sklearn.preprocessing import StandardScaler</text:p>
      <text:p text:style-name="P28">from sklearn.pipeline import Pipeline</text:p>
      <text:p text:style-name="P28"/>
      <text:p text:style-name="P28"># Setup the pipeline steps: steps</text:p>
      <text:p text:style-name="P28">steps = [('scaler', StandardScaler()),</text:p>
      <text:p text:style-name="P28"><text:s text:c="8"/>('knn', KNeighborsClassifier())]</text:p>
      <text:p text:style-name="P28"><text:s text:c="8"/></text:p>
      <text:p text:style-name="P28"># Create the pipeline: pipeline</text:p>
      <text:p text:style-name="P28">pipeline = Pipeline(steps)</text:p>
      <text:p text:style-name="P28"/>
      <text:p text:style-name="P28"># Create train and test sets</text:p>
      <text:p text:style-name="P28">X_train, X_test, y_train, y_test = train_test_split(X, y , test_size=0.3, random_state=42)</text:p>
      <text:p text:style-name="P28"/>
      <text:p text:style-name="P28"><text:soft-page-break/># Fit the pipeline to the training set: knn_scaled</text:p>
      <text:p text:style-name="P28">knn_scaled = pipeline.fit(X_train,y_train)</text:p>
      <text:p text:style-name="P28"># Instantiate and fit a k-NN classifier to the unscaled data</text:p>
      <text:p text:style-name="P28">knn_unscaled = KNeighborsClassifier().fit(X_train, y_train)</text:p>
      <text:p text:style-name="P28"/>
      <text:p text:style-name="P28"># Compute and print metrics</text:p>
      <text:p text:style-name="P28">print('Accuracy with Scaling: {}'.format(knn_scaled.score(X_test, y_test)))</text:p>
      <text:p text:style-name="P28">print('Accuracy without Scaling: {}'.format(knn_unscaled.score(X_test, y_test)))</text:p>
      <text:p text:style-name="P28"/>
      <text:p text:style-name="P29">&gt;&gt;</text:p>
      <text:h text:style-name="P9" text:outline-level="1">Bringing it all together I: Pipeline for classification</text:h>
      <text:p text:style-name="Text_20_body">It is time now to piece together everything you have learned so far into a pipeline for classification! Your job in this exercise is to build a pipeline that includes scaling and hyperparameter tuning to classify wine quality.</text:p>
      <text:p text:style-name="Text_20_body">You'll return to using the SVM classifier you were briefly introduced to earlier in this chapter. The hyperparameters you will tune are <text:bookmark text:name="MathJax-Element-27-Frame"/><text:bookmark text:name="MathJax-Span-96"/><text:bookmark text:name="MathJax-Span-97"/><text:bookmark text:name="MathJax-Span-98"/><text:span text:style-name="T2">C</text:span></text:p>
      <text:p text:style-name="Text_20_body">and <text:bookmark text:name="MathJax-Element-28-Frame"/><text:bookmark text:name="MathJax-Span-99"/><text:bookmark text:name="MathJax-Span-100"/><text:bookmark text:name="MathJax-Span-101"/><text:span text:style-name="T2">g</text:span><text:bookmark text:name="MathJax-Span-102"/><text:span text:style-name="T2">a</text:span><text:bookmark text:name="MathJax-Span-103"/><text:span text:style-name="T2">m</text:span><text:bookmark text:name="MathJax-Span-104"/><text:span text:style-name="T2">m</text:span><text:bookmark text:name="MathJax-Span-105"/><text:span text:style-name="T2">a</text:span>. <text:bookmark text:name="MathJax-Element-29-Frame"/><text:bookmark text:name="MathJax-Span-106"/><text:bookmark text:name="MathJax-Span-107"/><text:bookmark text:name="MathJax-Span-108"/><text:span text:style-name="T2">C</text:span> controls the regularization strength. It is analogous to the <text:bookmark text:name="MathJax-Element-30-Frame"/><text:bookmark text:name="MathJax-Span-109"/><text:bookmark text:name="MathJax-Span-110"/><text:bookmark text:name="MathJax-Span-111"/><text:span text:style-name="T2">C</text:span> you tuned for logistic regression in Chapter 3, while <text:bookmark text:name="MathJax-Element-31-Frame"/><text:bookmark text:name="MathJax-Span-112"/><text:bookmark text:name="MathJax-Span-113"/><text:bookmark text:name="MathJax-Span-114"/><text:span text:style-name="T2">g</text:span><text:bookmark text:name="MathJax-Span-115"/><text:span text:style-name="T2">a</text:span><text:bookmark text:name="MathJax-Span-116"/><text:span text:style-name="T2">m</text:span><text:bookmark text:name="MathJax-Span-117"/><text:span text:style-name="T2">m</text:span><text:bookmark text:name="MathJax-Span-118"/><text:span text:style-name="T2">a</text:span></text:p>
      <text:p text:style-name="Text_20_body">controls the kernel coefficient: Do not worry about this now as it is beyond the scope of this course. </text:p>
      <text:p text:style-name="Text_20_body">The following modules have been pre-loaded: <text:span text:style-name="Source_20_Text">Pipeline</text:span>, <text:span text:style-name="Source_20_Text">svm</text:span>, <text:span text:style-name="Source_20_Text">train_test_split</text:span>, <text:span text:style-name="Source_20_Text">GridSearchCV</text:span>, <text:span text:style-name="Source_20_Text">classification_report</text:span>, <text:span text:style-name="Source_20_Text">accuracy_score</text:span>. The feature and target variable arrays <text:span text:style-name="Source_20_Text">X</text:span> and <text:span text:style-name="Source_20_Text">y</text:span> have also been pre-loaded.</text:p>
      <text:h text:style-name="Heading_20_5" text:outline-level="5">Instructions</text:h>
      <text:p text:style-name="Text_20_body">100xp</text:p>
      <text:list xml:id="list409400107058289152" text:style-name="L9">
        <text:list-item>
          <text:p text:style-name="P50">Setup the pipeline with the following steps:</text:p>
          <text:list>
            <text:list-item>
              <text:p text:style-name="P50">Scaling, called <text:span text:style-name="Source_20_Text">'scaler'</text:span> with <text:span text:style-name="Source_20_Text">StandardScaler()</text:span>. </text:p>
            </text:list-item>
            <text:list-item>
              <text:p text:style-name="P50">Classification, called <text:span text:style-name="Source_20_Text">'SVM'</text:span> with <text:span text:style-name="Source_20_Text">SVC()</text:span>.</text:p>
            </text:list-item>
          </text:list>
        </text:list-item>
        <text:list-item>
          <text:p text:style-name="P50">Specify the hyperparameter space using the following notation: <text:span text:style-name="Source_20_Text">'step_name__parameter_name'</text:span>. Here, the <text:span text:style-name="Source_20_Text">step_name</text:span> is <text:span text:style-name="Source_20_Text">SVM</text:span>, and the <text:span text:style-name="Source_20_Text">parameter_name</text:span>s are <text:span text:style-name="Source_20_Text">C</text:span> and <text:span text:style-name="Source_20_Text">gamma</text:span>. </text:p>
        </text:list-item>
        <text:list-item>
          <text:p text:style-name="P50">Create training and test sets, with 20% of the data used for the test set. Use a random state of <text:span text:style-name="Source_20_Text">21</text:span>. </text:p>
        </text:list-item>
        <text:list-item>
          <text:p text:style-name="P50">Instantiate <text:span text:style-name="Source_20_Text">GridSearchCV</text:span> with the pipeline and hyperparameter space and fit it to the training set. Use 3-fold cross-validation (This is the default, so you don't have to specify it). </text:p>
        </text:list-item>
        <text:list-item>
          <text:p text:style-name="P41">Predict the labels of the test set and compute the metrics. The metrics have been computed for you. </text:p>
        </text:list-item>
      </text:list>
      <text:p text:style-name="P29"/>
      <text:p text:style-name="P30"><text:soft-page-break/>SOLUTION:</text:p>
      <text:p text:style-name="P31"># Setup the pipeline steps: steps</text:p>
      <text:p text:style-name="P31">steps = [('imputation', Imputer(missing_values='NaN', strategy='mean', axis=0)),</text:p>
      <text:p text:style-name="P31"><text:s text:c="9"/>('scalar', StandardScaler()),</text:p>
      <text:p text:style-name="P31"><text:s text:c="9"/>('elasticnet', ElasticNet())]</text:p>
      <text:p text:style-name="P31"/>
      <text:p text:style-name="P31"># Create the pipeline: pipeline </text:p>
      <text:p text:style-name="P31">pipeline = Pipeline(steps)</text:p>
      <text:p text:style-name="P31"/>
      <text:p text:style-name="P31"># Specify the hyperparameter space</text:p>
      <text:p text:style-name="P31">parameters = {'elasticnet__l1_ratio':np.linspace(0,1,30)}</text:p>
      <text:p text:style-name="P31"/>
      <text:p text:style-name="P31"># Create train and test sets</text:p>
      <text:p text:style-name="P31">X_train, X_test, y_train, y_test = train_test_split(X, y, test_size=0.4, random_state=42)</text:p>
      <text:p text:style-name="P31"/>
      <text:p text:style-name="P31"># Create the GridSearchCV object: gm_cv</text:p>
      <text:p text:style-name="P31">gm_cv = GridSearchCV(pipeline, param_grid=parameters)</text:p>
      <text:p text:style-name="P31"/>
      <text:p text:style-name="P31"># Fit to the training set</text:p>
      <text:p text:style-name="P31">gm_cv.fit(X_train, y_train)</text:p>
      <text:p text:style-name="P31"/>
      <text:p text:style-name="P31"># Compute and print the metrics</text:p>
      <text:p text:style-name="P31">r2 = gm_cv.score(X_test, y_test)</text:p>
      <text:p text:style-name="P31">print("Tuned ElasticNet Alpha: {}".format(gm_cv.best_params_))</text:p>
      <text:p text:style-name="P31">print("Tuned ElasticNet R squared: {}".format(r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07:55:40.292500065</meta:creation-date>
    <dc:date>2018-02-21T09:01:51.298407881</dc:date>
    <meta:editing-duration>PT1H6M</meta:editing-duration>
    <meta:editing-cycles>23</meta:editing-cycles>
    <meta:generator>LibreOffice/5.1.6.2$Linux_X86_64 LibreOffice_project/10m0$Build-2</meta:generator>
    <meta:document-statistic meta:table-count="0" meta:image-count="0" meta:object-count="0" meta:page-count="11" meta:paragraph-count="232" meta:word-count="2299" meta:character-count="15100" meta:non-whitespace-character-count="12970"/>
  </office:meta>
</office:document-meta>
</file>